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3" style:family="graphic" style:parent-style-name="standard">
      <style:graphic-properties draw:textarea-horizontal-align="justify" draw:textarea-vertical-align="middle" draw:auto-grow-height="false" fo:min-height="3.75cm" fo:min-width="6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38cm" fo:min-width="0.25cm"/>
    </style:style>
    <style:style style:name="gr5" style:family="graphic" style:parent-style-name="standard">
      <style:graphic-properties svg:stroke-color="#009bdd" draw:fill-color="#77caee" draw:textarea-horizontal-align="justify" draw:textarea-vertical-align="middle" draw:auto-grow-height="false" fo:min-height="2.75cm" fo:min-width="6.5cm"/>
      <style:paragraph-properties style:writing-mode="lr-tb"/>
    </style:style>
    <style:style style:name="gr6" style:family="graphic" style:parent-style-name="standard">
      <style:graphic-properties draw:fill-color="#77caee" draw:textarea-horizontal-align="justify" draw:textarea-vertical-align="middle" draw:auto-grow-height="false" fo:min-height="2.75cm" fo:min-width="6.5cm"/>
      <style:paragraph-properties style:writing-mode="lr-tb"/>
    </style:style>
    <style:style style:name="gr7" style:family="graphic" style:parent-style-name="standard">
      <style:graphic-properties draw:stroke="none" draw:fill="non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.75cm" fo:min-width="11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outline1">
      <style:graphic-properties fo:min-height="4.77cm"/>
      <style:paragraph-properties style:writing-mode="lr-tb"/>
    </style:style>
    <style:style style:name="pr7" style:family="presentation" style:parent-style-name="Blue_5f_Curve1-title">
      <style:graphic-properties draw:auto-grow-height="true" fo:min-height="1.328cm"/>
      <style:paragraph-properties style:writing-mode="lr-tb"/>
    </style:style>
    <style:style style:name="pr8" style:family="presentation" style:parent-style-name="Blue_5f_Curve1-outline1">
      <style:graphic-properties fo:min-height="5.576cm"/>
      <style:paragraph-properties style:writing-mode="lr-tb"/>
    </style:style>
    <style:style style:name="pr9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77caee"/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style:text-properties fo:font-size="14pt" style:font-size-asian="14pt" style:font-size-complex="14pt"/>
    </style:style>
    <style:style style:name="P10" style:family="paragraph">
      <loext:graphic-properties draw:fill="none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style:paragraph-properties fo:text-align="star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Présentation d’une seconde série d’articles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3"><text:span text:style-name="T1">Overview of the TAC 2008 Update Summarization Task </text:span>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PLAN </text:p>
                <text:p>1) Description de la tâche et des corpus <text:s/></text:p>
                <text:p>2) System Approaches </text:p>
                <text:p>3) Résultats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3T12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3"><text:span text:style-name="T1">Overview of the TAC 2008 Update Summarization Task </text:span></text:p>
          </draw:text-box>
        </draw:frame>
        <draw:frame presentation:style-name="pr4" draw:layer="layout" svg:width="12.687cm" svg:height="5.5cm" svg:x="0.813cm" svg:y="5cm" presentation:class="outline" presentation:user-transformed="true">
          <draw:text-box>
            <text:list text:style-name="L2">
              <text:list-header>
                <text:p>Sources des données : </text:p>
                <text:p>Collection AQUAINT-2 </text:p>
                <text:p>(qui contient environ 907 000 dépêches de presse) </text:p>
              </text:list-header>
            </text:list>
          </draw:text-box>
        </draw:frame>
        <draw:frame presentation:style-name="pr6" draw:layer="layout" svg:width="12.687cm" svg:height="4.769cm" svg:x="15.813cm" svg:y="4.231cm" presentation:class="outline" presentation:user-transformed="true">
          <draw:text-box>
            <text:list text:style-name="L2">
              <text:list-header>
                <text:p>Ensemble A </text:p>
              </text:list-header>
            </text:list>
          </draw:text-box>
        </draw:frame>
        <draw:frame presentation:style-name="pr6" draw:layer="layout" svg:width="12.687cm" svg:height="4.769cm" svg:x="16cm" svg:y="9.231cm" presentation:class="outline" presentation:user-transformed="true">
          <draw:text-box>
            <text:list text:style-name="L2">
              <text:list-header>
                <text:p>Ensemble B </text:p>
              </text:list-header>
            </text:list>
          </draw:text-box>
        </draw:frame>
        <draw:custom-shape draw:style-name="gr2" draw:text-style-name="P5" draw:layer="layout" svg:width="2cm" svg:height="1cm" svg:x="14cm" svg:y="4.5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5" draw:layer="layout" svg:width="2cm" svg:height="1cm" svg:x="14cm" svg:y="4.501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5" draw:layer="layout" svg:width="2cm" svg:height="1cm" svg:x="14cm" svg:y="9.184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499cm" presentation:class="title" presentation:user-transformed="true">
          <draw:text-box>
            <text:p text:style-name="P1"><text:span text:style-name="T1">Overview of the TAC 2008 Update Summarization Task </text:span></text:p>
          </draw:text-box>
        </draw:frame>
        <draw:frame presentation:style-name="pr8" draw:text-style-name="P1" draw:layer="layout" svg:width="26cm" svg:height="10cm" svg:x="2cm" svg:y="13.62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custom-shape draw:style-name="gr3" draw:text-style-name="P3" draw:layer="layout" svg:width="7cm" svg:height="4cm" svg:x="4.5cm" svg:y="3cm">
          <text:p text:style-name="P3">10 articles de presse </text:p>
          <text:p text:style-name="P3">(Document Set A) 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cm" svg:height="4cm" svg:x="15cm" svg:y="3cm">
          <text:p text:style-name="P3">10 articles de presse </text:p>
          <text:p text:style-name="P3">supplémentaires </text:p>
          <text:p text:style-name="P3">(Document Set B) 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5cm" svg:height="2.5cm" svg:x="7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.5cm" svg:height="2.5cm" svg:x="17.5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7cm" svg:height="3cm" svg:x="4.5cm" svg:y="10cm">
          <text:p text:style-name="P3">Résumés de 100 mots </text:p>
          <text:p text:style-name="P3">(Summary A) 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7cm" svg:height="3cm" svg:x="15cm" svg:y="10cm">
          <text:p text:style-name="P8">Résumés de 100 mots </text:p>
          <text:p text:style-name="P8">(Summary B)</text:p>
          <text:p text:style-name="P8">(Supposant la lecture </text:p>
          <text:p text:style-name="P8">préalable de Set A) <text:s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 text:style-name="P3"><text:span text:style-name="T1">Overview of the TAC 2008 Update Summarization Task </text:span></text:p>
          </draw:text-box>
        </draw:frame>
        <draw:frame presentation:style-name="pr4" draw:layer="layout" svg:width="26cm" svg:height="10cm" svg:x="0.5cm" svg:y="1cm" presentation:class="outline" presentation:user-transformed="true">
          <draw:text-box>
            <text:list text:style-name="L2">
              <text:list-header>
                <text:p/>
                <text:p><text:span text:style-name="T2">Summarization task : </text:span></text:p>
              </text:list-header>
              <text:list-item>
                <text:p>La même pour l’homme et la machine : créer depuis les documents, 2 résumés brefs, fluide et bien organisé. </text:p>
              </text:list-item>
              <text:list-item>
                <text:p>A et B (les résumés) doivent répondrent au besoin d’information exprimé dans un « topic »</text:p>
              </text:list-item>
              <text:list-item>
                <text:p>4 résumés humains par document,</text:p>
                <text:p>et parmi les 4, forcément 1 écrit </text:p>
                <text:p>par le créateur du « topic ». </text:p>
              </text:list-item>
              <text:list-item>
                <text:p>Équipe : 3 « prioritized run »</text:p>
                <text:p/>
              </text:list-item>
            </text:list>
          </draw:text-box>
        </draw:frame>
        <draw:frame draw:style-name="gr7" draw:text-style-name="P10" draw:layer="layout" svg:width="16cm" svg:height="4.5cm" svg:x="19.5cm" svg:y="10.5cm">
          <draw:text-box>
            <text:p text:style-name="P9"><text:span text:style-name="T3"/></text:p>
            <text:p text:style-name="P9"><text:span text:style-name="T3"/></text:p>
            <text:p text:style-name="P9"><text:span text:style-name="T3">Rappel de la structure d’un topic.</text:span></text:p>
          </draw:text-box>
        </draw:frame>
        <draw:custom-shape draw:style-name="gr8" draw:text-style-name="P12" draw:layer="layout" svg:width="11.5cm" svg:height="4cm" svg:x="16cm" svg:y="7.5cm">
          <text:p text:style-name="P11"><text:span text:style-name="T4">num: </text:span><text:span text:style-name="T3">D0842G</text:span></text:p>
          <text:p text:style-name="P11"><text:span text:style-name="T4">title:</text:span><text:span text:style-name="T3"> Natural Gas Pipeline</text:span></text:p>
          <text:p text:style-name="P11"><text:span text:style-name="T4">narr: </text:span><text:span text:style-name="T3">Follow the progress of pipelines being</text:span></text:p>
          <text:p text:style-name="P11"><text:span text:style-name="T3">built to move natural gas from Asia to Europe.</text:span></text:p>
          <text:p text:style-name="P11"><text:span text:style-name="T3">Include any problems encountered and implica-</text:span></text:p>
          <text:p text:style-name="P11"><text:span text:style-name="T3">tions resulting from the pipeline construction.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3"><text:span text:style-name="T1">Overview of the TAC 2008 Update Summarization Task </text:span>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header>
                <text:p>2) System Approaches </text:p>
              </text:list-header>
              <text:list-item>
                <text:p>Extractive summaries </text:p>
              </text:list-item>
              <text:list-item>
                <text:p>Limite de 100 mots 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3T22:32:32.613538921</meta:creation-date>
    <meta:editing-duration>PT6M55S</meta:editing-duration>
    <meta:editing-cycles>2</meta:editing-cycles>
    <meta:generator>LibreOffice/7.3.7.2$Linux_X86_64 LibreOffice_project/30$Build-2</meta:generator>
    <dc:title>Blue Curve</dc:title>
    <dc:date>2024-05-23T23:10:03.641295374</dc:date>
    <meta:document-statistic meta:object-count="71"/>
    <meta:template xlink:type="simple" xlink:actuate="onRequest" xlink:title="Blue Curve" xlink:href="../presentation_2.odp" meta:date="2024-05-23T22:32:32.634804816"/>
  </office:meta>
</office:document-meta>
</file>